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cm" fo:margin-right="0cm" style:line-height-at-least="0.508cm" fo:text-indent="0cm" style:auto-text-indent="false"/>
    </style:style>
    <style:style style:name="P3" style:family="paragraph" style:parent-style-name="Text_20_body" style:list-style-name="L2">
      <style:paragraph-properties fo:margin-left="0cm" fo:margin-right="0cm" fo:margin-top="0cm" fo:margin-bottom="0.231cm" style:line-height-at-least="0.531cm" fo:text-indent="0cm" style:auto-text-indent="false"/>
    </style:style>
    <style:style style:name="P4" style:family="paragraph" style:parent-style-name="Text_20_body" style:list-style-name="L2">
      <style:paragraph-properties fo:margin-top="0cm" fo:margin-bottom="0.231cm" style:line-height-at-least="0.531cm"/>
    </style:style>
    <style:style style:name="P5" style:family="paragraph" style:parent-style-name="Text_20_body" style:list-style-name="L2">
      <style:paragraph-properties fo:margin-top="0cm" fo:margin-bottom="0.231cm" style:line-height-at-least="0.531cm"/>
      <style:text-properties fo:font-variant="normal" fo:text-transform="none" fo:color="#353535" style:font-name="Open Sans" fo:font-size="9.80000019073486pt" fo:letter-spacing="normal" fo:font-style="normal" fo:font-weight="normal"/>
    </style:style>
    <style:style style:name="T1" style:family="text">
      <style:text-properties fo:font-variant="normal" fo:text-transform="none" fo:color="#353535" style:font-name="Open Sans" fo:font-size="9.80000019073486pt" fo:letter-spacing="normal" fo:font-style="normal" fo:font-weight="bold"/>
    </style:style>
    <style:style style:name="T2" style:family="text">
      <style:text-properties fo:font-variant="normal" fo:text-transform="none" fo:color="#353535" style:font-name="Open Sans" fo:font-size="9.80000019073486pt" fo:letter-spacing="normal" fo:font-style="normal" fo:font-weight="normal"/>
    </style:style>
    <style:style style:name="T3" style:family="text">
      <style:text-properties fo:font-variant="normal" fo:text-transform="none" fo:color="#4a4a4a" style:font-name="Open Sans" fo:font-size="9.14999961853027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text:p>
      <text:p text:style-name="Standard"/>
      <text:p text:style-name="Standard">Welcome in video course about SASS. If you do not know what is SASS, what is pre-processor and you would like to change it then you are in the right place.</text:p>
      <text:p text:style-name="Standard"/>
      <text:p text:style-name="Standard"><text:s/>Thanks to SASS you <text:span text:style-name="Strong_20_Emphasis"><text:span text:style-name="T1">will write your CSS faster and your code will be cleanear and easier to maintain.</text:span></text:span> <text:s/></text:p>
      <text:p text:style-name="Standard"/>
      <text:p text:style-name="Standard">You are probably thinking why you should learn SASS. There are so many new technologies out there and some of them are worth your time and some of them aren't. Is it worth to spend a while on SASS? At the beginning when I heard about SASS i thought it's not worth my time but I was totally wrong. After this course you will not want to back to writing normal code in CSS.</text:p>
      <text:p text:style-name="Standard"/>
      <text:p text:style-name="Standard">The cool thing about SASS is that everything you know about CSS is gonna be useful. You do not need to worry about learning something from scratch. Actually SASS is expanding CSS by additional features like variables, mixins etc. that we will talk about later.</text:p>
      <text:p text:style-name="Standard"/>
      <text:p text:style-name="Standard">SASS is called a pre-processor which means that is processing code pre (which means before) sending output CSS to the web server. It means that you will keep your loading speed of your website at the same level using SASS because everything is done offline before sending CSS code to the server. It's even better, you gonna increase the speed of your website because SASS can automatically compress your output CSS file.</text:p>
      <text:p text:style-name="Standard"/>
      <text:p text:style-name="Standard">In addition to this SASS allows you to split your working files into many files without losing website loading speed. It means that your code will be cleaner and easier to maintain. It is ideal solution to keep your project nice and in the same time increase your website speed.</text:p>
      <text:p text:style-name="Standard"/>
      <text:p text:style-name="P2"><text:span text:style-name="T3">The time you'll spend completing this course will be easily made up on your next web project!</text:span> </text:p>
      <text:p text:style-name="Standard"/>
      <text:p text:style-name="Standard">If you know SASS you can easly learn any other pre-processor like for example LESS because they are very similar.</text:p>
      <text:p text:style-name="Standard"/>
      <text:p text:style-name="Standard">To sum up after this course you will know<text:span text:style-name="T2"> </text:span><text:span text:style-name="Emphasis"><text:span text:style-name="T2">how to</text:span></text:span><text:span text:style-name="T2">:</text:span></text:p>
      <text:list xml:id="list5632270761483677962" text:style-name="L2">
        <text:list-item>
          <text:p text:style-name="P3"><text:span text:style-name="Strong_20_Emphasis"><text:span text:style-name="T1">install SASS</text:span></text:span></text:p>
        </text:list-item>
        <text:list-item>
          <text:p text:style-name="P4"><text:span text:style-name="T2">write </text:span><text:span text:style-name="Strong_20_Emphasis"><text:span text:style-name="T1">clean and easy to maintain</text:span></text:span><text:span text:style-name="T2"> code</text:span></text:p>
        </text:list-item>
        <text:list-item>
          <text:p text:style-name="P4"><text:span text:style-name="T2">make </text:span><text:span text:style-name="Strong_20_Emphasis"><text:span text:style-name="T1">output CSS file automatically compressed</text:span></text:span></text:p>
        </text:list-item>
        <text:list-item>
          <text:p text:style-name="P5">use SASS's language syntax</text:p>
        </text:list-item>
        <text:list-item>
          <text:p text:style-name="P4"><text:span text:style-name="T2">create a </text:span><text:span text:style-name="Strong_20_Emphasis"><text:span text:style-name="T1">professional clean project</text:span></text:span></text:p>
        </text:list-item>
        <text:list-item>
          <text:p text:style-name="P4"><text:span text:style-name="Strong_20_Emphasis"><text:span text:style-name="T1">create responsive web design </text:span></text:span><text:span text:style-name="T2">using SASS</text:span></text:p>
        </text:list-item>
      </text:list>
      <text:p text:style-name="Standard"/>
      <text:p text:style-name="Standard">I give you 100% satisfaction which means that if you do not like my course you can request a refund up to 30 days time without any questions ask.</text:p>
      <text:p text:style-name="Standard"/>
      <text:p text:style-name="Standard">Thank you very much and I invite you to watch next free lesson where we compare SASS to L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57S</meta:editing-duration>
    <meta:editing-cycles>17</meta:editing-cycles>
    <meta:generator>OpenOffice/4.1.1$Win32 OpenOffice.org_project/411m6$Build-9775</meta:generator>
    <dc:date>2014-12-20T00:54:08.43</dc:date>
    <dc:creator>Arkadiusz Włodarczyk</dc:creator>
    <meta:document-statistic meta:table-count="0" meta:image-count="0" meta:object-count="0" meta:page-count="1" meta:paragraph-count="18" meta:word-count="424" meta:character-count="2293"/>
    <meta:user-defined meta:name="Info 1"/>
    <meta:user-defined meta:name="Info 2"/>
    <meta:user-defined meta:name="Info 3"/>
    <meta:user-defined meta:name="Info 4"/>
  </office:meta>
</office:document-meta>
</file>